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Ześlij deszcz,</text:span><text:span text:style-name="T1"><text:line-break/></text:span><text:span text:style-name="T1">o Panie </text:span><text:span text:style-name="T1">ześlij deszcz,</text:span><text:span text:style-name="T1"><text:line-break/></text:span><text:span text:style-name="T1">Niech Twój Święty Duch</text:span><text:span text:style-name="T1"><text:line-break/></text:span><text:span text:style-name="T1">oczyszcza nas.</text:span><text:span text:style-name="T1"><text:line-break/></text:span><text:span text:style-name="T1">Przygotuj nas,</text:span><text:span text:style-name="T1"><text:line-break/></text:span><text:span text:style-name="T1">dziś wesela Twego czas,</text:span><text:span text:style-name="T1"><text:line-break/></text:span><text:span text:style-name="T1">Przyodziej sługi</text:span><text:span text:style-name="T1"><text:line-break/></text:span><text:span text:style-name="T1">w Imię Twoj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Allelu, o alle, allelu,</text:span><text:span text:style-name="T1"><text:line-break/></text:span><text:span text:style-name="T1">allelu, alleluja.</text:span><text:span text:style-name="T1"><text:line-break/></text:span><text:span text:style-name="T1">Allelu, o alle, allelu,</text:span><text:span text:style-name="T1"><text:line-break/></text:span><text:span text:style-name="T1">allelu, alleluj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2" draw:layer="layout" svg:width="28cm" svg:height="21cm" svg:x="-0.001cm" svg:y="-0.002cm" presentation:class="title" presentation:user-transformed="true">
          <draw:text-box>
            <text:p text:style-name="P1"><text:span text:style-name="T1">Umocnij nas, </text:span><text:span text:style-name="T1">lament zmień</text:span><text:span text:style-name="T1"><text:line-break/></text:span><text:span text:style-name="T1">w radosną pieśń,</text:span><text:span text:style-name="T1"><text:line-break/></text:span><text:span text:style-name="T1">Niech kajdany opadną</text:span><text:span text:style-name="T1"><text:line-break/></text:span><text:span text:style-name="T1">z naszych zimnych serc.</text:span><text:span text:style-name="T1"><text:line-break/></text:span><text:span text:style-name="T1">Tyś Boży Syn,</text:span><text:span text:style-name="T1"><text:line-break/></text:span><text:span text:style-name="T1">do zwycięstwa wiedziesz nas,</text:span><text:span text:style-name="T1"><text:line-break/></text:span><text:span text:style-name="T1">Twoje Słowo jest</text:span><text:span text:style-name="T1"><text:line-break/></text:span><text:span text:style-name="T1">światłem naszej drogi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Allelu, o alle, allelu,</text:span><text:span text:style-name="T1"><text:line-break/></text:span><text:span text:style-name="T1">allelu, alleluja.</text:span><text:span text:style-name="T1"><text:line-break/></text:span><text:span text:style-name="T1">Allelu, o alle, allelu,</text:span><text:span text:style-name="T1"><text:line-break/></text:span><text:span text:style-name="T1">allelu, alleluj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Wysławiajmy Go,</text:span><text:span text:style-name="T1"><text:line-break/></text:span><text:span text:style-name="T1">bo w Jezusie nasza moc,</text:span><text:span text:style-name="T1"><text:line-break/></text:span><text:span text:style-name="T1">Niech Izrael</text:span><text:span text:style-name="T1"><text:line-break/></text:span><text:span text:style-name="T1">odda Jemu chwałę.</text:span><text:span text:style-name="T1"><text:line-break/></text:span><text:span text:style-name="T1">Mesjasz, Król,</text:span><text:span text:style-name="T1"><text:line-break/></text:span><text:span text:style-name="T1">On ukoi wszelki ból,</text:span><text:span text:style-name="T1"><text:line-break/></text:span><text:span text:style-name="T1">Bóg Jakuba, Święty Bóg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Allelu, o alle, allelu,</text:span><text:span text:style-name="T1"><text:line-break/></text:span><text:span text:style-name="T1">allelu, alleluja.</text:span><text:span text:style-name="T1"><text:line-break/></text:span><text:span text:style-name="T1">Allelu, o alle, allelu,</text:span><text:span text:style-name="T1"><text:line-break/></text:span><text:span text:style-name="T1">allelu, alleluj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13T17:30:03</meta:creation-date>
    <dc:creator>Rafał Talacha</dc:creator>
    <dc:date>2009-02-01T21:36:09</dc:date>
    <dc:language>pl-PL</dc:language>
    <meta:editing-cycles>5</meta:editing-cycles>
    <meta:editing-duration>PT6M32S</meta:editing-duration>
    <meta:user-defined meta:name="Info 1"/>
    <meta:user-defined meta:name="Info 2"/>
    <meta:user-defined meta:name="Info 3"/>
    <meta:user-defined meta:name="Info 4"/>
    <meta:document-statistic meta:object-count="39"/>
  </office:meta>
</office:document-meta>
</file>